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416cm" fo:min-width="3.399cm"/>
      <style:paragraph-properties style:writing-mode="lr-tb"/>
    </style:style>
    <style:style style:name="gr16" style:family="graphic" style:parent-style-name="FLOW">
      <style:graphic-properties fo:min-height="0.714cm" fo:min-width="3.12cm"/>
      <style:paragraph-properties style:writing-mode="lr-tb"/>
    </style:style>
    <style:style style:name="gr17" style:family="graphic" style:parent-style-name="FLOW">
      <style:graphic-properties fo:min-height="0.968cm" fo:min-width="2.052cm"/>
      <style:paragraph-properties style:writing-mode="lr-tb"/>
    </style:style>
    <style:style style:name="gr18" style:family="graphic" style:parent-style-name="FLOW">
      <style:graphic-properties fo:min-height="2.479cm" fo:min-width="2.664cm"/>
      <style:paragraph-properties style:writing-mode="lr-tb"/>
    </style:style>
    <style:style style:name="gr19" style:family="graphic" style:parent-style-name="FLOW">
      <style:graphic-properties fo:min-height="0.968cm" fo:min-width="3.004cm"/>
      <style:paragraph-properties style:writing-mode="lr-tb"/>
    </style:style>
    <style:style style:name="gr20" style:family="graphic" style:parent-style-name="FLOW">
      <style:graphic-properties fo:min-height="1.349cm" fo:min-width="3.385cm"/>
      <style:paragraph-properties style:writing-mode="lr-tb"/>
    </style:style>
    <style:style style:name="gr21" style:family="graphic" style:parent-style-name="FLOW">
      <style:graphic-properties fo:min-height="1.095cm" fo:min-width="3.385cm"/>
      <style:paragraph-properties style:writing-mode="lr-tb"/>
    </style:style>
    <style:style style:name="gr22" style:family="graphic" style:parent-style-name="FLOW" style:list-style-name="L1">
      <style:graphic-properties fo:min-height="1.095cm" fo:min-width="3.639cm"/>
      <style:paragraph-properties style:writing-mode="lr-tb"/>
    </style:style>
    <style:style style:name="gr23" style:family="graphic" style:parent-style-name="FLOW">
      <style:graphic-properties fo:min-height="1.068cm" fo:min-width="3.296cm"/>
      <style:paragraph-properties style:writing-mode="lr-tb"/>
    </style:style>
    <style:style style:name="gr24" style:family="graphic" style:parent-style-name="FLOW">
      <style:graphic-properties fo:min-height="0.416cm" fo:min-width="3.231cm"/>
      <style:paragraph-properties style:writing-mode="lr-tb"/>
    </style:style>
    <style:style style:name="gr25" style:family="graphic" style:parent-style-name="FLOW">
      <style:graphic-properties fo:min-height="1.095cm" fo:min-width="3.104cm"/>
      <style:paragraph-properties style:writing-mode="lr-tb"/>
    </style:style>
    <style:style style:name="gr26" style:family="graphic" style:parent-style-name="FLOW">
      <style:graphic-properties fo:min-height="1.095cm" fo:min-width="4.147cm"/>
      <style:paragraph-properties style:writing-mode="lr-tb"/>
    </style:style>
    <style:style style:name="gr27" style:family="graphic" style:parent-style-name="FLOW">
      <style:graphic-properties fo:min-height="0.651cm" fo:min-width="1.671cm"/>
      <style:paragraph-properties style:writing-mode="lr-tb"/>
    </style:style>
    <style:style style:name="gr28" style:family="graphic" style:parent-style-name="FLOW">
      <style:graphic-properties fo:min-height="0.824cm" fo:min-width="1.671cm"/>
      <style:paragraph-properties style:writing-mode="lr-tb"/>
    </style:style>
    <style:style style:name="gr29" style:family="graphic" style:parent-style-name="FLOW">
      <style:graphic-properties fo:min-height="0.968cm" fo:min-width="3.12cm"/>
      <style:paragraph-properties style:writing-mode="lr-tb"/>
    </style:style>
    <style:style style:name="gr30" style:family="graphic" style:parent-style-name="FLOW">
      <style:graphic-properties fo:min-height="0.968cm" fo:min-width="3.612cm"/>
      <style:paragraph-properties style:writing-mode="lr-tb"/>
    </style:style>
    <style:style style:name="gr31" style:family="graphic" style:parent-style-name="FLOW">
      <style:graphic-properties fo:min-height="1.095cm" fo:min-width="3.893cm"/>
      <style:paragraph-properties style:writing-mode="lr-tb"/>
    </style:style>
    <style:style style:name="gr32" style:family="graphic" style:parent-style-name="FLOW">
      <style:graphic-properties fo:min-height="1.73cm" fo:min-width="3.766cm"/>
      <style:paragraph-properties style:writing-mode="lr-tb"/>
    </style:style>
    <style:style style:name="gr33" style:family="graphic" style:parent-style-name="FLOW">
      <style:graphic-properties fo:min-height="0.397cm" fo:min-width="2.307cm"/>
      <style:paragraph-properties style:writing-mode="lr-tb"/>
    </style:style>
    <style:style style:name="gr34" style:family="graphic" style:parent-style-name="FLOW">
      <style:graphic-properties fo:min-height="1.475cm" fo:min-width="5.571cm"/>
      <style:paragraph-properties style:writing-mode="lr-tb"/>
    </style:style>
    <style:style style:name="gr35" style:family="graphic" style:parent-style-name="FLOW">
      <style:graphic-properties fo:min-height="0.685cm" fo:min-width="3.459cm"/>
      <style:paragraph-properties style:writing-mode="lr-tb"/>
    </style:style>
    <style:style style:name="gr36" style:family="graphic" style:parent-style-name="FLOW">
      <style:graphic-properties fo:min-height="0.84cm" fo:min-width="4.047cm"/>
      <style:paragraph-properties style:writing-mode="lr-tb"/>
    </style:style>
    <style:style style:name="gr37" style:family="graphic" style:parent-style-name="FLOW">
      <style:graphic-properties fo:min-height="0.397cm" fo:min-width="2.574cm"/>
      <style:paragraph-properties style:writing-mode="lr-tb"/>
    </style:style>
    <style:style style:name="gr38" style:family="graphic" style:parent-style-name="FLOW_20_Arrow">
      <style:graphic-properties draw:textarea-vertical-align="middle"/>
      <style:paragraph-properties style:writing-mode="lr-tb"/>
    </style:style>
    <style:style style:name="gr39" style:family="graphic" style:parent-style-name="FLOW">
      <style:graphic-properties fo:min-height="0.397cm" fo:min-width="2.75cm"/>
      <style:paragraph-properties style:writing-mode="lr-tb"/>
    </style:style>
    <style:style style:name="gr40" style:family="graphic" style:parent-style-name="FLOW">
      <style:graphic-properties fo:min-height="0.84cm" fo:min-width="4.655cm"/>
      <style:paragraph-properties style:writing-mode="lr-tb"/>
    </style:style>
    <style:style style:name="gr41" style:family="graphic" style:parent-style-name="FLOW">
      <style:graphic-properties fo:min-height="0.84cm" fo:min-width="4.864cm"/>
      <style:paragraph-properties style:writing-mode="lr-tb"/>
    </style:style>
    <style:style style:name="gr42" style:family="graphic" style:parent-style-name="FLOW">
      <style:graphic-properties fo:min-height="0.84cm" fo:min-width="6.32cm"/>
      <style:paragraph-properties style:writing-mode="lr-tb"/>
    </style:style>
    <style:style style:name="gr43" style:family="graphic" style:parent-style-name="FLOW_20_Arrow">
      <style:graphic-properties draw:marker-end=""/>
      <style:paragraph-properties style:writing-mode="lr-tb"/>
    </style:style>
    <style:style style:name="gr44" style:family="graphic" style:parent-style-name="FLOW">
      <style:graphic-properties fo:min-height="0.84cm" fo:min-width="5.063cm"/>
      <style:paragraph-properties style:writing-mode="lr-tb"/>
    </style:style>
    <style:style style:name="gr45" style:family="graphic" style:parent-style-name="FLOW">
      <style:graphic-properties fo:min-height="0.84cm" fo:min-width="6.306cm"/>
      <style:paragraph-properties style:writing-mode="lr-tb"/>
    </style:style>
    <style:style style:name="gr46" style:family="graphic" style:parent-style-name="FLOW">
      <style:graphic-properties fo:min-height="0.84cm" fo:min-width="3.512cm"/>
      <style:paragraph-properties style:writing-mode="lr-tb"/>
    </style:style>
    <style:style style:name="gr47" style:family="graphic" style:parent-style-name="FLOW" style:list-style-name="L1">
      <style:graphic-properties fo:min-height="0.774cm" fo:min-width="2.771cm"/>
      <style:paragraph-properties style:writing-mode="lr-tb"/>
    </style:style>
    <style:style style:name="gr48" style:family="graphic" style:parent-style-name="FLOW">
      <style:graphic-properties fo:min-height="0.524cm" fo:min-width="2.496cm"/>
      <style:paragraph-properties style:writing-mode="lr-tb"/>
    </style:style>
    <style:style style:name="gr49" style:family="graphic" style:parent-style-name="FLOW">
      <style:graphic-properties fo:min-height="0.714cm" fo:min-width="3.639cm"/>
      <style:paragraph-properties style:writing-mode="lr-tb"/>
    </style:style>
    <style:style style:name="gr50" style:family="graphic" style:parent-style-name="FLOW">
      <style:graphic-properties fo:min-height="2.366cm" fo:min-width="2.37cm"/>
      <style:paragraph-properties style:writing-mode="lr-tb"/>
    </style:style>
    <style:style style:name="gr51" style:family="graphic" style:parent-style-name="FLOW">
      <style:graphic-properties fo:min-height="1.095cm" fo:min-width="4.02cm"/>
      <style:paragraph-properties style:writing-mode="lr-tb"/>
    </style:style>
    <style:style style:name="gr52" style:family="graphic" style:parent-style-name="FLOW">
      <style:graphic-properties fo:min-height="0.334cm" fo:min-width="2.37cm"/>
      <style:paragraph-properties style:writing-mode="lr-tb"/>
    </style:style>
    <style:style style:name="gr53" style:family="graphic" style:parent-style-name="FLOW">
      <style:graphic-properties fo:min-height="0.588cm" fo:min-width="2.37cm"/>
      <style:paragraph-properties style:writing-mode="lr-tb"/>
    </style:style>
    <style:style style:name="gr54" style:family="graphic" style:parent-style-name="FLOW">
      <style:graphic-properties fo:min-height="0.46cm" fo:min-width="4.02cm"/>
      <style:paragraph-properties style:writing-mode="lr-tb"/>
    </style:style>
    <style:style style:name="gr55" style:family="graphic" style:parent-style-name="FLOW">
      <style:graphic-properties fo:min-height="0.841cm" fo:min-width="4.02cm"/>
      <style:paragraph-properties style:writing-mode="lr-tb"/>
    </style:style>
    <style:style style:name="gr56" style:family="graphic" style:parent-style-name="FLOW">
      <style:graphic-properties fo:min-height="0.841cm" fo:min-width="4.401cm"/>
      <style:paragraph-properties style:writing-mode="lr-tb"/>
    </style:style>
    <style:style style:name="P1" style:family="paragraph">
      <style:paragraph-properties fo:text-align="center" style:writing-mode="lr-tb"/>
      <style:text-properties fo:language="es" fo:country="AR"/>
    </style:style>
    <style:style style:name="P2" style:family="paragraph">
      <style:paragraph-properties style:writing-mode="lr-tb"/>
      <style:text-properties fo:language="es" fo:country="AR"/>
    </style:style>
    <style:style style:name="P3" style:family="paragraph">
      <style:text-properties fo:language="es" fo:country="A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fo:language="es" fo:country="A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anguage="es" fo:country="A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language="es" fo:country="AR"/>
    </style:style>
    <style:style style:name="P10" style:family="paragraph">
      <style:paragraph-properties fo:text-align="end" style:writing-mode="lr-tb"/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anguage="es" fo:country="AR" fo:hyphenate="false" loext:hyphenation-no-caps="false"/>
    </style:style>
    <style:style style:name="P12" style:family="paragraph">
      <style:paragraph-properties fo:text-align="end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T1" style:family="text">
      <style:text-properties fo:language="es" fo:country="AR"/>
    </style:style>
    <style:style style:name="T2" style:family="text">
      <style:text-properties fo:font-size="12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2.286cm" svg:x="7.039cm" svg:y="4.175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.193cm" svg:height="1.016cm" draw:transform="rotate (0.000174532925199433) translate (7.166cm 1.635cm)">
          <text:p text:style-name="P2"><text:span text:style-name="T1">Inicio de Program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556cm" svg:height="1.016cm" svg:x="2.759cm" svg:y="6.96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263cm" svg:y1="2.651cm" svg:x2="9.262cm" svg:y2="4.175cm" draw:start-shape="id1" draw:start-glue-point="6" draw:end-shape="id2" draw:end-glue-point="4" svg:d="M9263 2651v762h-1v762" svg:viewBox="0 0 2 1525">
          <text:p/>
        </draw:connector>
        <draw:connector draw:style-name="gr3" draw:text-style-name="P5" draw:layer="layout" svg:x1="7.039cm" svg:y1="5.318cm" svg:x2="4.537cm" svg:y2="6.969cm" draw:start-shape="id2" draw:start-glue-point="5" draw:end-shape="id3" draw:end-glue-point="4" svg:d="M7039 5318h-2502v1651" svg:viewBox="0 0 2503 1652">
          <text:p text:style-name="P4"><text:span text:style-name="T2">Si</text:span></text:p>
        </draw:connector>
        <draw:custom-shape draw:style-name="gr4" draw:text-style-name="P1" xml:id="id4" draw:id="id4" draw:layer="layout" svg:width="4.572cm" svg:height="2.286cm" svg:x="2.251cm" svg:y="10.017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794cm" svg:height="1.016cm" draw:transform="rotate (0.000174532925199433) translate (3.159cm 14.97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4.537cm" svg:y1="7.985cm" svg:x2="4.537cm" svg:y2="10.017cm" draw:start-shape="id3" draw:start-glue-point="6" draw:end-shape="id4" draw:end-glue-point="4" svg:d="M4537 7985v2032" svg:viewBox="0 0 1 2033">
          <text:p/>
        </draw:connector>
        <draw:connector draw:style-name="gr6" draw:text-style-name="P7" draw:layer="layout" draw:line-skew="0cm -0.616cm" svg:x1="2.251cm" svg:y1="11.16cm" svg:x2="4.537cm" svg:y2="10.017cm" draw:start-shape="id4" draw:start-glue-point="5" draw:end-shape="id4" draw:end-glue-point="4" svg:d="M2251 11160h-527v-2286h2813v1143" svg:viewBox="0 0 2814 2287">
          <text:p text:style-name="P6"><text:span text:style-name="T1">Si</text:span></text:p>
        </draw:connector>
        <draw:connector draw:style-name="gr3" draw:text-style-name="P9" draw:layer="layout" svg:x1="4.537cm" svg:y1="12.303cm" svg:x2="4.556cm" svg:y2="14.97cm" draw:start-shape="id4" draw:start-glue-point="6" draw:end-shape="id5" draw:end-glue-point="4" svg:d="M4537 12303v1334h19v1333" svg:viewBox="0 0 20 2668">
          <text:p text:style-name="P8"><text:span text:style-name="T1"><text:s text:c="4"/></text:span><text:span text:style-name="T1">No</text:span></text:p>
        </draw:connector>
        <draw:custom-shape draw:style-name="gr7" draw:text-style-name="P1" xml:id="id6" draw:id="id6" draw:layer="layout" svg:width="4.445cm" svg:height="2.286cm" svg:x="11.373cm" svg:y="6.715cm">
          <text:p text:style-name="P1"><text:span text:style-name="T1">Conf.txt</text:span></text:p>
          <text:p text:style-name="P1"><text:span text:style-name="T1">exis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6.801cm" svg:y="14.335cm">
          <text:p text:style-name="P1"><text:span text:style-name="T1">SSID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6"><text:span text:style-name="T1">No</text:span></text:p>
        </draw:connector>
        <draw:custom-shape draw:style-name="gr9" draw:text-style-name="P2" xml:id="id7" draw:id="id7" draw:layer="layout" svg:width="3.556cm" svg:height="1.397cm" svg:x="7.309cm" svg:y="8.874cm">
          <text:p text:style-name="P2"><text:span text:style-name="T1">Declaración </text:span></text:p>
          <text:p text:style-name="P2"><text:span text:style-name="T1">d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1.778cm" svg:x="7.309cm" svg:y="11.414cm">
          <text:p text:style-name="P2"><text:span text:style-name="T1">Carga de </text:span></text:p>
          <text:p text:style-name="P2"><text:span text:style-name="T1">configuración </text:span></text:p>
          <text:p text:style-name="P2"><text:span text:style-name="T1">guard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2" draw:id="id12" draw:layer="layout" svg:width="3.556cm" svg:height="1.524cm" svg:x="7.309cm" svg:y="19.677cm">
          <text:p text:style-name="P2"><text:span text:style-name="T1">Configurar hora </text:span></text:p>
          <text:p text:style-name="P2"><text:span text:style-name="T1">y sens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3.556cm" svg:height="1.016cm" svg:x="7.309cm" svg:y="17.891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10.271cm" svg:x2="9.087cm" svg:y2="11.414cm" draw:start-shape="id7" draw:start-glue-point="6" draw:end-shape="id8" draw:end-glue-point="4" svg:d="M9087 10271v1143" svg:viewBox="0 0 1 1144">
          <text:p/>
        </draw:connector>
        <draw:connector draw:style-name="FLOW_20_Arrow" draw:text-style-name="P3" draw:layer="layout" svg:x1="9.087cm" svg:y1="13.192cm" svg:x2="9.087cm" svg:y2="14.335cm" draw:start-shape="id8" draw:start-glue-point="6" draw:end-shape="id9" draw:end-glue-point="4" svg:d="M9087 13192v1143" svg:viewBox="0 0 1 1144">
          <text:p/>
        </draw:connector>
        <draw:connector draw:style-name="gr3" draw:text-style-name="P7" draw:layer="layout" svg:x1="9.087cm" svg:y1="16.621cm" svg:x2="9.087cm" svg:y2="17.891cm" draw:start-shape="id9" draw:start-glue-point="6" draw:end-shape="id10" draw:end-glue-point="4" svg:d="M9087 16621v1270" svg:viewBox="0 0 1 1271">
          <text:p text:style-name="P6"><text:span text:style-name="T1"><text:s text:c="3"/></text:span><text:span text:style-name="T1">Si</text:span></text:p>
        </draw:connector>
        <draw:connector draw:style-name="gr3" draw:text-style-name="P7" draw:layer="layout" svg:x1="13.596cm" svg:y1="9.001cm" svg:x2="13.595cm" svg:y2="17.382cm" draw:start-shape="id6" draw:start-glue-point="6" draw:end-shape="id11" draw:end-glue-point="4" svg:d="M13596 9001v4191h-1v4190" svg:viewBox="0 0 2 8382">
          <text:p text:style-name="P6"><text:span text:style-name="T1"><text:s text:c="3"/></text:span><text:span text:style-name="T1">No</text:span></text:p>
        </draw:connector>
        <draw:connector draw:style-name="FLOW_20_Arrow" draw:text-style-name="P3" draw:layer="layout" svg:x1="9.087cm" svg:y1="18.907cm" svg:x2="9.087cm" svg:y2="19.677cm" draw:start-shape="id10" draw:start-glue-point="6" draw:end-shape="id12" draw:end-glue-point="4" svg:d="M9087 18907v770" svg:viewBox="0 0 1 771">
          <text:p/>
        </draw:connector>
        <draw:connector draw:style-name="gr3" draw:text-style-name="P7" draw:layer="layout" svg:x1="11.373cm" svg:y1="15.478cm" svg:x2="13.595cm" svg:y2="17.382cm" draw:start-shape="id9" draw:start-glue-point="7" draw:end-shape="id11" draw:end-glue-point="4" svg:d="M11373 15478h2222v1904" svg:viewBox="0 0 2223 1905">
          <text:p text:style-name="P6"><text:span text:style-name="T1">No</text:span></text:p>
        </draw:connector>
        <draw:connector draw:style-name="gr8" draw:text-style-name="P10" draw:layer="layout" svg:x1="11.373cm" svg:y1="7.858cm" svg:x2="9.087cm" svg:y2="8.874cm" draw:start-shape="id6" draw:start-glue-point="5" draw:end-shape="id7" draw:end-glue-point="4" svg:d="M11373 7858h-2286v1016" svg:viewBox="0 0 2287 1017">
          <text:p text:style-name="P4"><text:span text:style-name="T1">Si</text:span></text:p>
        </draw:connector>
        <draw:custom-shape draw:style-name="gr11" draw:text-style-name="P2" xml:id="id13" draw:id="id13" draw:layer="layout" svg:width="3.556cm" svg:height="1.524cm" svg:x="7.31cm" svg:y="21.877cm">
          <text:p text:style-name="P2"><text:span text:style-name="T1">Conectar MQ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4" draw:id="id14" draw:layer="layout" svg:width="4.364cm" svg:height="1.524cm" svg:x="6.92cm" svg:y="24.077cm">
          <text:p text:style-name="P2"><text:span text:style-name="T1">Configurar y habilitar </text:span></text:p>
          <text:p text:style-name="P2"><text:span text:style-name="T1">Tim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21.201cm" svg:x2="9.088cm" svg:y2="21.877cm" draw:start-shape="id12" draw:start-glue-point="6" draw:end-shape="id13" draw:end-glue-point="4" svg:d="M9087 21201v338h1v338" svg:viewBox="0 0 2 677">
          <text:p/>
        </draw:connector>
        <draw:connector draw:style-name="FLOW_20_Arrow" draw:text-style-name="P3" draw:layer="layout" svg:x1="9.088cm" svg:y1="23.401cm" svg:x2="9.102cm" svg:y2="24.077cm" draw:start-shape="id13" draw:start-glue-point="6" draw:end-shape="id14" draw:end-glue-point="4" svg:d="M9088 23401v338h14v338" svg:viewBox="0 0 15 677">
          <text:p/>
        </draw:connector>
        <draw:custom-shape draw:style-name="gr13" draw:text-style-name="P11" xml:id="id11" draw:id="id11" draw:layer="layout" svg:width="3.683cm" svg:height="1.524cm" draw:transform="rotate (0.000174532925199433) translate (11.754cm 17.38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15" draw:id="id15" draw:layer="layout" svg:width="2.894cm" svg:height="1.016cm" draw:transform="rotate (0.000174532925199433) translate (7.682cm 26.527cm)">
          <text:p text:style-name="P2"><text:span text:style-name="T1">Stand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9.102cm" svg:y1="25.601cm" svg:x2="9.129cm" svg:y2="26.526cm" draw:start-shape="id14" draw:start-glue-point="6" draw:end-shape="id15" draw:end-glue-point="4" svg:d="M9102 25601v463h27v462" svg:viewBox="0 0 28 926">
          <text:p/>
        </draw:connector>
      </draw:page>
      <draw:page draw:name="page2" draw:style-name="dp1" draw:master-page-name="Default">
        <draw:custom-shape draw:style-name="gr7" draw:text-style-name="P1" xml:id="id18" draw:id="id18" draw:layer="layout" svg:width="4.445cm" svg:height="2.286cm" svg:x="6.118cm" svg:y="6.615cm">
          <text:p text:style-name="P1"><text:span text:style-name="T1">Medición </text:span></text:p>
          <text:p text:style-name="P1"><text:span text:style-name="T1">inhibi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16" draw:id="id16" draw:layer="layout" svg:width="4.379cm" svg:height="1.016cm" draw:transform="rotate (0.000174532925199433) translate (6.184cm 2.063cm)">
          <text:p text:style-name="P2"><text:span text:style-name="T1">Timer de medi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8.374cm" svg:y1="3.079cm" svg:x2="8.346cm" svg:y2="4.475cm" draw:start-shape="id16" draw:start-glue-point="6" draw:end-shape="id17" draw:end-glue-point="4" svg:d="M8374 3079v698h-28v698" svg:viewBox="0 0 29 1397">
          <text:p/>
        </draw:connector>
        <draw:custom-shape draw:style-name="gr16" draw:text-style-name="P2" xml:id="id17" draw:id="id17" draw:layer="layout" svg:width="3.672cm" svg:height="1.016cm" svg:x="6.51cm" svg:y="4.475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8.346cm" svg:y1="5.491cm" svg:x2="8.341cm" svg:y2="6.615cm" draw:start-shape="id17" draw:start-glue-point="6" draw:end-shape="id18" draw:end-glue-point="4" svg:d="M8346 5491v563h-5v561" svg:viewBox="0 0 6 1125">
          <text:p/>
        </draw:connector>
        <draw:custom-shape draw:style-name="gr17" draw:text-style-name="P1" xml:id="id20" draw:id="id20" draw:layer="layout" svg:width="5.207cm" svg:height="2.54cm" svg:x="5.771cm" svg:y="12.594cm">
          <text:p text:style-name="P1"><text:span text:style-name="T1">Medición de </text:span></text:p>
          <text:p text:style-name="P1"><text:span text:style-name="T1">TEMP y HUM </text:span></text:p>
          <text:p text:style-name="P1"><text:span text:style-name="T1">exitos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" draw:id="id24" draw:layer="layout" svg:width="4.572cm" svg:height="2.286cm" svg:x="6.025cm" svg:y="19.598cm">
          <text:p text:style-name="P1"><text:span text:style-name="T1">PID Activ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28" draw:id="id28" draw:layer="layout" svg:width="6.432cm" svg:height="5.561cm" svg:x="5.174cm" svg:y="27.218cm">
          <text:p text:style-name="P1"><text:span text:style-name="T1"># de elementos en </text:span></text:p>
          <text:p text:style-name="P1"><text:span text:style-name="T1">arreglo de muestras</text:span></text:p>
          <text:p text:style-name="P1"><text:span text:style-name="T1"><text:s/></text:span><text:span text:style-name="T1">&gt; </text:span></text:p>
          <text:p text:style-name="P1"><text:span text:style-name="T1">cantidad de </text:span></text:p>
          <text:p text:style-name="P1"><text:span text:style-name="T1">muestras máxi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1" draw:id="id21" draw:layer="layout" svg:width="3.556cm" svg:height="1.397cm" svg:x="9.962cm" svg:y="14.899cm">
          <text:p text:style-name="P2"><text:span text:style-name="T1">Guardar </text:span></text:p>
          <text:p text:style-name="P2"><text:span text:style-name="T1">nueva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22" draw:id="id22" draw:layer="layout" svg:width="3.556cm" svg:height="1.397cm" svg:x="2.977cm" svg:y="14.899cm">
          <text:p text:style-name="P2"><text:span text:style-name="T1">Repetir </text:span></text:p>
          <text:p text:style-name="P2"><text:span text:style-name="T1">medición anteri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23" draw:id="id23" draw:layer="layout" svg:width="3.556cm" svg:height="1.27cm" svg:x="6.533cm" svg:y="17.693cm">
          <text:p text:style-name="P2"><text:span text:style-name="T1">Leer Sensores</text:span></text:p>
          <text:p text:style-name="P2"><text:span text:style-name="T1"><text:s/></text:span><text:span text:style-name="T1">V, I, Luz int y 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26" draw:id="id26" draw:layer="layout" svg:width="3.937cm" svg:height="1.651cm" svg:x="10.089cm" svg:y="21.757cm">
          <text:p text:style-name="P2"><text:span text:style-name="T1">Actualizar valor de </text:span></text:p>
          <text:p text:style-name="P2"><text:span text:style-name="T1">PWM según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25" draw:id="id25" draw:layer="layout" svg:width="3.937cm" svg:height="1.397cm" svg:x="2.342cm" svg:y="22.011cm">
          <text:p text:style-name="P2"><text:span text:style-name="T1">Mantener el mismo</text:span></text:p>
          <text:p text:style-name="P2"><text:span text:style-name="T1">valor de PW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27" draw:id="id27" draw:layer="layout" svg:width="4.191cm" svg:height="1.397cm" svg:x="6.279cm" svg:y="24.805cm">
          <text:p text:style-name="P11"><text:span text:style-name="T1">Agregar medición a </text:span></text:p>
          <text:p text:style-name="P11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29" draw:id="id29" draw:layer="layout" svg:width="3.848cm" svg:height="1.37cm" svg:x="10.635cm" svg:y="31.89cm">
          <text:p text:style-name="P2"><text:span text:style-name="T1">Descartar muestra </text:span></text:p>
          <text:p text:style-name="P2"><text:span text:style-name="T1">mas viej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30" draw:id="id30" draw:layer="layout" svg:width="4.193cm" svg:height="1.016cm" draw:transform="rotate (0.000174532925199433) translate (6.332cm 38.339cm)">
          <text:p text:style-name="P2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8.341cm" svg:y1="8.901cm" svg:x2="8.361cm" svg:y2="10.1cm" draw:start-shape="id18" draw:start-glue-point="6" draw:end-shape="id19" draw:end-glue-point="4" svg:d="M8341 8901v600h20v599" svg:viewBox="0 0 21 1200">
          <text:p><text:span text:style-name="T1">No</text:span></text:p>
        </draw:connector>
        <draw:connector draw:style-name="gr8" draw:text-style-name="P2" draw:layer="layout" svg:x1="10.978cm" svg:y1="13.864cm" svg:x2="11.74cm" svg:y2="14.899cm" draw:start-shape="id20" draw:start-glue-point="7" draw:end-shape="id21" draw:end-glue-point="4" svg:d="M10978 13864h762v1035" svg:viewBox="0 0 763 1036">
          <text:p><text:span text:style-name="T1">Si</text:span></text:p>
        </draw:connector>
        <draw:connector draw:style-name="gr8" draw:text-style-name="P10" draw:layer="layout" svg:x1="5.771cm" svg:y1="13.864cm" svg:x2="4.755cm" svg:y2="14.899cm" draw:start-shape="id20" draw:start-glue-point="5" draw:end-shape="id22" draw:end-glue-point="4" svg:d="M5771 13864h-1016v1035" svg:viewBox="0 0 1017 1036">
          <text:p text:style-name="P4"><text:span text:style-name="T1">No</text:span></text:p>
        </draw:connector>
        <draw:connector draw:style-name="FLOW_20_Arrow" draw:text-style-name="P3" draw:layer="layout" svg:x1="4.755cm" svg:y1="16.296cm" svg:x2="8.311cm" svg:y2="17.693cm" draw:start-shape="id22" draw:start-glue-point="6" draw:end-shape="id23" draw:end-glue-point="4" svg:d="M4755 16296v699h3556v698" svg:viewBox="0 0 3557 1398">
          <text:p/>
        </draw:connector>
        <draw:connector draw:style-name="FLOW_20_Arrow" draw:text-style-name="P3" draw:layer="layout" svg:x1="11.74cm" svg:y1="16.296cm" svg:x2="8.311cm" svg:y2="17.693cm" draw:start-shape="id21" draw:start-glue-point="6" draw:end-shape="id23" draw:end-glue-point="4" svg:d="M11740 16296v699h-3429v698" svg:viewBox="0 0 3430 1398">
          <text:p/>
        </draw:connector>
        <draw:connector draw:style-name="FLOW_20_Arrow" draw:text-style-name="P3" draw:layer="layout" svg:x1="8.311cm" svg:y1="18.963cm" svg:x2="8.311cm" svg:y2="19.598cm" draw:start-shape="id23" draw:start-glue-point="6" draw:end-shape="id24" draw:end-glue-point="4" svg:d="M8311 18963v635" svg:viewBox="0 0 1 636">
          <text:p/>
        </draw:connector>
        <draw:connector draw:style-name="gr8" draw:text-style-name="P10" draw:layer="layout" svg:x1="6.025cm" svg:y1="20.741cm" svg:x2="4.311cm" svg:y2="22.011cm" draw:start-shape="id24" draw:start-glue-point="5" draw:end-shape="id25" draw:end-glue-point="4" svg:d="M6025 20741h-1714v1270" svg:viewBox="0 0 1715 1271">
          <text:p text:style-name="P4"><text:span text:style-name="T1">No</text:span></text:p>
        </draw:connector>
        <draw:connector draw:style-name="gr8" draw:text-style-name="P2" draw:layer="layout" svg:x1="10.597cm" svg:y1="20.741cm" svg:x2="12.058cm" svg:y2="21.757cm" draw:start-shape="id24" draw:start-glue-point="7" draw:end-shape="id26" draw:end-glue-point="4" svg:d="M10597 20741h1461v1016" svg:viewBox="0 0 1462 1017">
          <text:p><text:span text:style-name="T1">Si</text:span></text:p>
        </draw:connector>
        <draw:connector draw:style-name="FLOW_20_Arrow" draw:text-style-name="P3" draw:layer="layout" svg:x1="4.311cm" svg:y1="23.408cm" svg:x2="8.375cm" svg:y2="24.805cm" draw:start-shape="id25" draw:start-glue-point="6" draw:end-shape="id27" draw:end-glue-point="4" svg:d="M4311 23408v698h4064v699" svg:viewBox="0 0 4065 1398">
          <text:p/>
        </draw:connector>
        <draw:connector draw:style-name="FLOW_20_Arrow" draw:text-style-name="P3" draw:layer="layout" svg:x1="12.058cm" svg:y1="23.408cm" svg:x2="8.375cm" svg:y2="24.805cm" draw:start-shape="id26" draw:start-glue-point="6" draw:end-shape="id27" draw:end-glue-point="4" svg:d="M12058 23408v698h-3683v699" svg:viewBox="0 0 3684 1398">
          <text:p/>
        </draw:connector>
        <draw:connector draw:style-name="FLOW_20_Arrow" draw:text-style-name="P3" draw:layer="layout" svg:x1="8.375cm" svg:y1="26.202cm" svg:x2="8.39cm" svg:y2="27.218cm" draw:start-shape="id27" draw:start-glue-point="6" draw:end-shape="id28" draw:end-glue-point="4" svg:d="M8375 26202v508h15v508" svg:viewBox="0 0 16 1017">
          <text:p/>
        </draw:connector>
        <draw:connector draw:style-name="gr8" draw:text-style-name="P2" draw:layer="layout" svg:x1="11.606cm" svg:y1="29.999cm" svg:x2="12.559cm" svg:y2="31.89cm" draw:start-shape="id28" draw:start-glue-point="7" draw:end-shape="id29" draw:end-glue-point="4" svg:d="M11606 29999h953v1891" svg:viewBox="0 0 954 1892">
          <text:p><text:span text:style-name="T1">Si</text:span></text:p>
        </draw:connector>
        <draw:connector draw:style-name="gr8" draw:text-style-name="P7" draw:layer="layout" draw:line-skew="-3.574cm 13.956cm" svg:x1="6.118cm" svg:y1="7.758cm" svg:x2="8.429cm" svg:y2="38.338cm" draw:start-shape="id18" draw:start-glue-point="5" draw:end-shape="id30" draw:end-glue-point="4" svg:d="M6118 7758h-4102v29818h6413v762" svg:viewBox="0 0 6414 30581">
          <text:p text:style-name="P6"><text:span text:style-name="T1">Si</text:span></text:p>
        </draw:connector>
        <draw:custom-shape draw:style-name="gr25" draw:text-style-name="P2" xml:id="id19" draw:id="id19" draw:layer="layout" svg:width="3.656cm" svg:height="1.397cm" svg:x="6.533cm" svg:y="10.1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8.361cm" svg:y1="11.497cm" svg:x2="8.375cm" svg:y2="12.594cm" draw:start-shape="id19" draw:start-glue-point="6" draw:end-shape="id20" draw:end-glue-point="4" svg:d="M8361 11497v549h14v548" svg:viewBox="0 0 15 1098">
          <text:p/>
        </draw:connector>
        <draw:custom-shape draw:style-name="gr26" draw:text-style-name="P2" xml:id="id31" draw:id="id31" draw:layer="layout" svg:width="4.699cm" svg:height="1.397cm" svg:x="6.063cm" svg:y="34.965cm">
          <text:p text:style-name="P2"><text:span text:style-name="T1">Desinhibi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39cm" svg:y1="32.779cm" svg:x2="8.413cm" svg:y2="34.965cm" draw:start-shape="id28" draw:start-glue-point="6" draw:end-shape="id31" draw:end-glue-point="4" svg:d="M8390 32779v1093h23v1093" svg:viewBox="0 0 24 2187">
          <text:p><text:span text:style-name="T1"><text:s text:c="3"/></text:span><text:span text:style-name="T1">No</text:span></text:p>
        </draw:connector>
        <draw:connector draw:style-name="FLOW_20_Arrow" draw:text-style-name="P3" draw:layer="layout" svg:x1="12.559cm" svg:y1="33.26cm" svg:x2="8.413cm" svg:y2="34.965cm" draw:start-shape="id29" draw:start-glue-point="6" draw:end-shape="id31" draw:end-glue-point="4" svg:d="M12559 33260v853h-4146v852" svg:viewBox="0 0 4147 1706">
          <text:p/>
        </draw:connector>
        <draw:connector draw:style-name="FLOW_20_Arrow" draw:text-style-name="P3" draw:layer="layout" svg:x1="8.413cm" svg:y1="36.362cm" svg:x2="8.429cm" svg:y2="38.338cm" draw:start-shape="id31" draw:start-glue-point="6" draw:end-shape="id30" draw:end-glue-point="4" svg:d="M8413 36362v988h16v988" svg:viewBox="0 0 17 1977">
          <text:p/>
        </draw:connector>
        <draw:custom-shape draw:style-name="gr27" draw:text-style-name="P1" xml:id="id32" draw:id="id32" draw:layer="layout" svg:width="4.445cm" svg:height="1.905cm" svg:x="22.209cm" svg:y="8.157cm">
          <text:p text:style-name="P1"><text:span text:style-name="T1">Última Muestr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39" draw:id="id39" draw:layer="layout" svg:width="4.379cm" svg:height="1.016cm" draw:transform="rotate (0.000174532925199433) translate (22.228cm 2.271cm)">
          <text:p text:style-name="P2"><text:span text:style-name="T1">Timer de escane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xml:id="id38" draw:id="id38" draw:layer="layout" svg:width="3.672cm" svg:height="1.016cm" svg:x="22.581cm" svg:y="4.001cm">
          <text:p text:style-name="P2"><text:span text:style-name="T1">Deshabilitar </text:span></text:p>
          <text:p text:style-name="P2"><text:span text:style-name="T1">Timer de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37" draw:id="id37" draw:layer="layout" svg:width="3.672cm" svg:height="1.016cm" svg:x="22.581cm" svg:y="5.652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" xml:id="id33" draw:id="id33" draw:layer="layout" svg:width="4.445cm" svg:height="2.251cm" svg:x="16.729cm" svg:y="11.459cm">
          <text:p text:style-name="P1"><text:span text:style-name="T1">Última Magnit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2" xml:id="id34" draw:id="id34" draw:layer="layout" svg:width="3.672cm" svg:height="1.27cm" svg:x="17.121cm" svg:y="14.599cm">
          <text:p text:style-name="P2"><text:span text:style-name="T1">Acumular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" xml:id="id35" draw:id="id35" draw:layer="layout" svg:width="4.164cm" svg:height="1.27cm" svg:x="16.883cm" svg:y="16.9cm">
          <text:p text:style-name="P2"><text:span text:style-name="T1">Siguiente magnitu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22.209cm" svg:y1="9.11cm" svg:x2="18.952cm" svg:y2="11.459cm" draw:start-shape="id32" draw:start-glue-point="5" draw:end-shape="id33" draw:end-glue-point="4" svg:d="M22209 9110h-3257v2349" svg:viewBox="0 0 3258 2350">
          <text:p text:style-name="P4"><text:span text:style-name="T1"><text:s text:c="3"/></text:span><text:span text:style-name="T1">No</text:span></text:p>
        </draw:connector>
        <draw:connector draw:style-name="gr8" draw:text-style-name="P2" draw:layer="layout" svg:x1="18.952cm" svg:y1="13.71cm" svg:x2="18.957cm" svg:y2="14.599cm" draw:start-shape="id33" draw:start-glue-point="6" draw:end-shape="id34" draw:end-glue-point="4" svg:d="M18952 13710v445h5v444" svg:viewBox="0 0 6 890">
          <text:p><text:span text:style-name="T1"><text:s text:c="3"/></text:span><text:span text:style-name="T1">No</text:span></text:p>
        </draw:connector>
        <draw:connector draw:style-name="FLOW_20_Arrow" draw:text-style-name="P3" draw:layer="layout" svg:x1="18.957cm" svg:y1="15.869cm" svg:x2="18.965cm" svg:y2="16.9cm" draw:start-shape="id34" draw:start-glue-point="6" draw:end-shape="id35" draw:end-glue-point="4" svg:d="M18957 15869v516h8v515" svg:viewBox="0 0 9 1032">
          <text:p/>
        </draw:connector>
        <draw:custom-shape draw:style-name="gr31" draw:text-style-name="P2" xml:id="id36" draw:id="id36" draw:layer="layout" svg:width="4.445cm" svg:height="1.397cm" svg:x="14.843cm" svg:y="6.506cm">
          <text:p text:style-name="P2"><text:span text:style-name="T1">Siguiente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svg:x1="16.729cm" svg:y1="12.585cm" svg:x2="17.066cm" svg:y2="7.903cm" draw:start-shape="id33" draw:start-glue-point="5" draw:end-shape="id36" draw:end-glue-point="6" svg:d="M16729 12585h-528v-2904h865v-1778" svg:viewBox="0 0 866 4683">
          <text:p text:style-name="P4"><text:span text:style-name="T1">Si</text:span></text:p>
          <text:p text:style-name="P4"><text:span text:style-name="T1"/></text:p>
        </draw:connector>
        <draw:connector draw:style-name="FLOW_20_Arrow" draw:text-style-name="P3" draw:layer="layout" svg:x1="19.288cm" svg:y1="7.205cm" svg:x2="24.432cm" svg:y2="8.157cm" draw:start-shape="id36" draw:start-glue-point="7" draw:end-shape="id32" draw:end-glue-point="4" svg:d="M19288 7205h5144v952" svg:viewBox="0 0 5145 953">
          <text:p/>
        </draw:connector>
        <draw:connector draw:style-name="FLOW_20_Arrow" draw:text-style-name="P3" draw:layer="layout" svg:x1="18.965cm" svg:y1="18.17cm" svg:x2="18.952cm" svg:y2="11.459cm" draw:start-shape="id35" draw:start-glue-point="6" draw:end-shape="id33" draw:end-glue-point="4" svg:d="M18965 18170v528h2736v-7767h-2749v528" svg:viewBox="0 0 2750 7768">
          <text:p/>
        </draw:connector>
        <draw:connector draw:style-name="FLOW_20_Arrow" draw:text-style-name="P3" draw:layer="layout" svg:x1="24.417cm" svg:y1="6.668cm" svg:x2="24.432cm" svg:y2="8.157cm" draw:start-shape="id37" draw:start-glue-point="6" draw:end-shape="id32" draw:end-glue-point="4" svg:d="M24417 6668v745h15v744" svg:viewBox="0 0 16 1490">
          <text:p/>
        </draw:connector>
        <draw:connector draw:style-name="FLOW_20_Arrow" draw:text-style-name="P3" draw:layer="layout" svg:x1="24.417cm" svg:y1="5.017cm" svg:x2="24.417cm" svg:y2="5.652cm" draw:start-shape="id38" draw:start-glue-point="6" draw:end-shape="id37" draw:end-glue-point="4" svg:d="M24417 5017v635" svg:viewBox="0 0 1 636">
          <text:p/>
        </draw:connector>
        <draw:connector draw:style-name="FLOW_20_Arrow" draw:text-style-name="P3" draw:layer="layout" svg:x1="24.418cm" svg:y1="3.287cm" svg:x2="24.417cm" svg:y2="4.001cm" draw:start-shape="id39" draw:start-glue-point="6" draw:end-shape="id38" draw:end-glue-point="4" svg:d="M24418 3287v357h-1v357" svg:viewBox="0 0 2 715">
          <text:p/>
        </draw:connector>
        <draw:custom-shape draw:style-name="gr29" draw:text-style-name="P2" xml:id="id40" draw:id="id40" draw:layer="layout" svg:width="3.672cm" svg:height="1.27cm" svg:x="22.616cm" svg:y="11.459cm">
          <text:p text:style-name="P2"><text:span text:style-name="T1">Limpiar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" xml:id="id41" draw:id="id41" draw:layer="layout" svg:width="4.318cm" svg:height="2.032cm" svg:x="22.293cm" svg:y="13.618cm">
          <text:p text:style-name="P1"><text:span text:style-name="T1">Dividir magnitudes</text:span></text:p>
          <text:p text:style-name="P1"><text:span text:style-name="T1">acumuladas por </text:span></text:p>
          <text:p text:style-name="P1"><text:span text:style-name="T1">cantidad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" xml:id="id42" draw:id="id42" draw:layer="layout" svg:width="4.318cm" svg:height="2.032cm" svg:x="22.293cm" svg:y="16.412cm">
          <text:p text:style-name="P2"><text:span text:style-name="T1">Asignar tag</text:span></text:p>
          <text:p text:style-name="P2"><text:span text:style-name="T1">a cada magnitud </text:span></text:p>
          <text:p text:style-name="P2"><text:span text:style-name="T1">y convertir en</text:span></text:p>
          <text:p text:style-name="P2"><text:span text:style-name="T1">Diccio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43" draw:id="id43" draw:layer="layout" svg:width="3.672cm" svg:height="1.27cm" svg:x="22.616cm" svg:y="19.333cm">
          <text:p text:style-name="P2"><text:span text:style-name="T1">Publica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44" draw:id="id44" draw:layer="layout" svg:width="4.379cm" svg:height="1.016cm" draw:transform="rotate (0.000174532925199433) translate (22.263cm 21.492cm)">
          <text:p text:style-name="P1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4.432cm" svg:y1="10.062cm" svg:x2="24.452cm" svg:y2="11.459cm" draw:start-shape="id32" draw:start-glue-point="6" draw:end-shape="id40" draw:end-glue-point="4" svg:d="M24432 10062v699h20v698" svg:viewBox="0 0 21 1398">
          <text:p><text:span text:style-name="T1"><text:s text:c="3"/></text:span><text:span text:style-name="T1">Si</text:span></text:p>
        </draw:connector>
        <draw:connector draw:style-name="FLOW_20_Arrow" draw:text-style-name="P3" draw:layer="layout" svg:x1="24.452cm" svg:y1="12.729cm" svg:x2="24.452cm" svg:y2="13.618cm" draw:start-shape="id40" draw:start-glue-point="6" draw:end-shape="id41" draw:end-glue-point="4" svg:d="M24452 12729v889" svg:viewBox="0 0 1 890">
          <text:p/>
        </draw:connector>
        <draw:connector draw:style-name="FLOW_20_Arrow" draw:text-style-name="P3" draw:layer="layout" svg:x1="24.452cm" svg:y1="15.65cm" svg:x2="24.452cm" svg:y2="16.412cm" draw:start-shape="id41" draw:start-glue-point="6" draw:end-shape="id42" draw:end-glue-point="4" svg:d="M24452 15650v762" svg:viewBox="0 0 1 763">
          <text:p/>
        </draw:connector>
        <draw:connector draw:style-name="FLOW_20_Arrow" draw:text-style-name="P3" draw:layer="layout" svg:x1="24.452cm" svg:y1="18.444cm" svg:x2="24.452cm" svg:y2="19.333cm" draw:start-shape="id42" draw:start-glue-point="6" draw:end-shape="id43" draw:end-glue-point="4" svg:d="M24452 18444v889" svg:viewBox="0 0 1 890">
          <text:p/>
        </draw:connector>
        <draw:connector draw:style-name="FLOW_20_Arrow" draw:text-style-name="P3" draw:layer="layout" svg:x1="24.452cm" svg:y1="20.603cm" svg:x2="24.453cm" svg:y2="21.491cm" draw:start-shape="id43" draw:start-glue-point="6" draw:end-shape="id44" draw:end-glue-point="4" svg:d="M24452 20603v445h1v443" svg:viewBox="0 0 2 889">
          <text:p/>
        </draw:connector>
      </draw:page>
      <draw:page draw:name="page3" draw:style-name="dp1" draw:master-page-name="Default">
        <draw:custom-shape draw:style-name="gr33" draw:text-style-name="P1" xml:id="id45" draw:id="id45" draw:layer="layout" svg:width="5.715cm" svg:height="1.397cm" svg:x="1.561cm" svg:y="7.439cm">
          <text:p text:style-name="P1"><text:span text:style-name="T1">Method == g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" xml:id="id75" draw:id="id75" draw:layer="layout" svg:width="6.123cm" svg:height="1.777cm" svg:x="1.357cm" svg:y="5.035cm">
          <text:p text:style-name="P1"><text:span text:style-name="T1">Reemplazar </text:span></text:p>
          <text:p text:style-name="P1"><text:span text:style-name="T1">request por response </text:span></text:p>
          <text:p text:style-name="P1"><text:span text:style-name="T1">en nombre de topic y gua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" xml:id="id73" draw:id="id73" draw:layer="layout" svg:width="4.447cm" svg:height="1.397cm" draw:transform="rotate (0.000174532925199433) translate (2.195cm 1.335cm)">
          <text:p text:style-name="P1"><text:span text:style-name="T1">Nuevo mensaje en</text:span></text:p>
          <text:p text:style-name="P1"><text:span text:style-name="T1">Topics subscrip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2" xml:id="id46" draw:id="id46" draw:layer="layout" svg:width="4.599cm" svg:height="1.142cm" svg:x="6.304cm" svg:y="8.745cm">
          <text:p text:style-name="P2"><text:span text:style-name="T1">Publicar PWM Actua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47" draw:id="id47" draw:layer="layout" svg:width="6.25cm" svg:height="1.397cm" svg:x="1.293cm" svg:y="11.004cm">
          <text:p text:style-name="P1"><text:span text:style-name="T1">Method == g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48" draw:id="id48" draw:layer="layout" svg:width="4.599cm" svg:height="1.142cm" svg:x="6.221cm" svg:y="12.306cm">
          <text:p text:style-name="P2"><text:span text:style-name="T1">Publicar estado</text:span></text:p>
          <text:p text:style-name="P2"><text:span text:style-name="T1">actual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10" draw:layer="layout" svg:x1="7.276cm" svg:y1="8.138cm" svg:x2="8.604cm" svg:y2="8.745cm" draw:start-shape="id45" draw:start-glue-point="7" draw:end-shape="id46" draw:end-glue-point="4" svg:d="M7276 8138h1328v607" svg:viewBox="0 0 1329 608">
          <text:p text:style-name="P4"><text:span text:style-name="T1">Si</text:span></text:p>
        </draw:connector>
        <draw:connector draw:style-name="gr8" draw:text-style-name="P2" draw:layer="layout" svg:x1="4.418cm" svg:y1="8.836cm" svg:x2="4.418cm" svg:y2="11.004cm" draw:start-shape="id45" draw:start-glue-point="6" draw:end-shape="id47" draw:end-glue-point="4" svg:d="M4418 8836v2168" svg:viewBox="0 0 1 2169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8.604cm" svg:y1="9.887cm" svg:x2="4.418cm" svg:y2="11.004cm" draw:start-shape="id46" draw:start-glue-point="6" draw:end-shape="id47" draw:end-glue-point="4" svg:d="M8604 9887v432h-4186v685" svg:viewBox="0 0 4187 1118">
          <text:p/>
        </draw:connector>
        <draw:connector draw:style-name="gr8" draw:text-style-name="P2" draw:layer="layout" svg:x1="7.543cm" svg:y1="11.703cm" svg:x2="8.521cm" svg:y2="12.306cm" draw:start-shape="id47" draw:start-glue-point="7" draw:end-shape="id48" draw:end-glue-point="4" svg:d="M7543 11703h978v603" svg:viewBox="0 0 979 604">
          <text:p><text:span text:style-name="T1">Si</text:span></text:p>
        </draw:connector>
        <draw:custom-shape draw:style-name="gr39" draw:text-style-name="P1" xml:id="id49" draw:id="id49" draw:layer="layout" svg:width="6.604cm" svg:height="1.397cm" svg:x="1.116cm" svg:y="14.568cm">
          <text:p text:style-name="P1"><text:span text:style-name="T1">Method == g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50" draw:id="id50" draw:layer="layout" svg:width="4.599cm" svg:height="1.142cm" svg:x="6.221cm" svg:y="15.864cm">
          <text:p text:style-name="P2"><text:span text:style-name="T1">Public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51" draw:id="id51" draw:layer="layout" svg:width="6.25cm" svg:height="1.397cm" svg:x="1.293cm" svg:y="18.133cm">
          <text:p text:style-name="P1"><text:span text:style-name="T1">Method == g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52" draw:id="id52" draw:layer="layout" svg:width="4.599cm" svg:height="1.142cm" svg:x="6.221cm" svg:y="19.423cm">
          <text:p text:style-name="P2"><text:span text:style-name="T1">Public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7.72cm" svg:y1="15.267cm" svg:x2="8.521cm" svg:y2="15.864cm" draw:start-shape="id49" draw:start-glue-point="7" draw:end-shape="id50" draw:end-glue-point="4" svg:d="M7720 15267h801v597" svg:viewBox="0 0 802 598">
          <text:p><text:span text:style-name="T1">Si</text:span></text:p>
        </draw:connector>
        <draw:connector draw:style-name="gr8" draw:text-style-name="P2" draw:layer="layout" svg:x1="4.418cm" svg:y1="15.965cm" svg:x2="4.418cm" svg:y2="18.133cm" draw:start-shape="id49" draw:start-glue-point="6" draw:end-shape="id51" draw:end-glue-point="4" svg:d="M4418 15965v2168" svg:viewBox="0 0 1 2169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8.521cm" svg:y1="17.006cm" svg:x2="4.418cm" svg:y2="18.133cm" draw:start-shape="id50" draw:start-glue-point="6" draw:end-shape="id51" draw:end-glue-point="4" svg:d="M8521 17006v437h-4103v690" svg:viewBox="0 0 4104 1128">
          <text:p/>
        </draw:connector>
        <draw:connector draw:style-name="gr8" draw:text-style-name="P2" draw:layer="layout" svg:x1="7.543cm" svg:y1="18.832cm" svg:x2="8.521cm" svg:y2="19.423cm" draw:start-shape="id51" draw:start-glue-point="7" draw:end-shape="id52" draw:end-glue-point="4" svg:d="M7543 18832h978v591" svg:viewBox="0 0 979 592">
          <text:p><text:span text:style-name="T1">Si</text:span></text:p>
        </draw:connector>
        <draw:connector draw:style-name="gr8" draw:text-style-name="P2" draw:layer="layout" svg:x1="4.418cm" svg:y1="12.401cm" svg:x2="4.418cm" svg:y2="14.568cm" draw:start-shape="id47" draw:start-glue-point="6" draw:end-shape="id49" draw:end-glue-point="4" svg:d="M4418 12401v2167" svg:viewBox="0 0 1 2168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8.521cm" svg:y1="13.448cm" svg:x2="4.418cm" svg:y2="14.568cm" draw:start-shape="id48" draw:start-glue-point="6" draw:end-shape="id49" draw:end-glue-point="4" svg:d="M8521 13448v560h-4103v560" svg:viewBox="0 0 4104 1121">
          <text:p/>
        </draw:connector>
        <draw:custom-shape draw:style-name="gr33" draw:text-style-name="P1" xml:id="id53" draw:id="id53" draw:layer="layout" svg:width="5.715cm" svg:height="1.397cm" svg:x="11.769cm" svg:y="1.635cm">
          <text:p text:style-name="P1"><text:span text:style-name="T1">Method == s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" xml:id="id54" draw:id="id54" draw:layer="layout" svg:width="5.207cm" svg:height="1.142cm" svg:x="16.525cm" svg:y="2.921cm">
          <text:p text:style-name="P2"><text:span text:style-name="T1">Setear </text:span></text:p>
          <text:p text:style-name="P2"><text:span text:style-name="T1">valor de PW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55" draw:id="id55" draw:layer="layout" svg:width="6.25cm" svg:height="1.397cm" svg:x="11.501cm" svg:y="5.172cm">
          <text:p text:style-name="P1"><text:span text:style-name="T1">Method == s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56" draw:id="id56" draw:layer="layout" svg:width="4.599cm" svg:height="1.142cm" svg:x="16.829cm" svg:y="6.48cm">
          <text:p text:style-name="P2"><text:span text:style-name="T1">Setear </text:span></text:p>
          <text:p text:style-name="P2"><text:span text:style-name="T1">estado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7.484cm" svg:y1="2.334cm" svg:x2="19.129cm" svg:y2="2.921cm" draw:start-shape="id53" draw:start-glue-point="7" draw:end-shape="id54" draw:end-glue-point="4" svg:d="M17484 2334h1645v587" svg:viewBox="0 0 1646 588">
          <text:p><text:span text:style-name="T1">Si</text:span></text:p>
        </draw:connector>
        <draw:connector draw:style-name="gr8" draw:text-style-name="P2" draw:layer="layout" svg:x1="14.626cm" svg:y1="3.032cm" svg:x2="14.626cm" svg:y2="5.172cm" draw:start-shape="id53" draw:start-glue-point="6" draw:end-shape="id55" draw:end-glue-point="4" svg:d="M14626 3032v2140" svg:viewBox="0 0 1 21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19.129cm" svg:y1="4.063cm" svg:x2="14.626cm" svg:y2="5.172cm" draw:start-shape="id54" draw:start-glue-point="6" draw:end-shape="id55" draw:end-glue-point="4" svg:d="M19129 4063v428h-4503v681" svg:viewBox="0 0 4504 1110">
          <text:p/>
        </draw:connector>
        <draw:connector draw:style-name="gr8" draw:text-style-name="P2" draw:layer="layout" svg:x1="17.751cm" svg:y1="5.871cm" svg:x2="19.129cm" svg:y2="6.48cm" draw:start-shape="id55" draw:start-glue-point="7" draw:end-shape="id56" draw:end-glue-point="4" svg:d="M17751 5871h1378v609" svg:viewBox="0 0 1379 610">
          <text:p><text:span text:style-name="T1">Si</text:span></text:p>
        </draw:connector>
        <draw:custom-shape draw:style-name="gr39" draw:text-style-name="P1" xml:id="id57" draw:id="id57" draw:layer="layout" svg:width="6.604cm" svg:height="1.397cm" svg:x="11.324cm" svg:y="8.708cm">
          <text:p text:style-name="P1"><text:span text:style-name="T1">Method == s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58" draw:id="id58" draw:layer="layout" svg:width="4.599cm" svg:height="1.142cm" svg:x="16.829cm" svg:y="10.038cm">
          <text:p text:style-name="P2"><text:span text:style-name="T1">Sete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59" draw:id="id59" draw:layer="layout" svg:width="6.25cm" svg:height="1.397cm" svg:x="11.501cm" svg:y="12.245cm">
          <text:p text:style-name="P1"><text:span text:style-name="T1">Method == s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60" draw:id="id60" draw:layer="layout" svg:width="4.599cm" svg:height="1.142cm" svg:x="16.829cm" svg:y="13.497cm">
          <text:p text:style-name="P2"><text:span text:style-name="T1">Sete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7.928cm" svg:y1="9.407cm" svg:x2="19.129cm" svg:y2="10.038cm" draw:start-shape="id57" draw:start-glue-point="7" draw:end-shape="id58" draw:end-glue-point="4" svg:d="M17928 9407h1201v631" svg:viewBox="0 0 1202 632">
          <text:p><text:span text:style-name="T1">Si</text:span></text:p>
        </draw:connector>
        <draw:connector draw:style-name="gr8" draw:text-style-name="P2" draw:layer="layout" svg:x1="14.626cm" svg:y1="10.105cm" svg:x2="14.626cm" svg:y2="12.245cm" draw:start-shape="id57" draw:start-glue-point="6" draw:end-shape="id59" draw:end-glue-point="4" svg:d="M14626 10105v2140" svg:viewBox="0 0 1 21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19.129cm" svg:y1="11.18cm" svg:x2="14.626cm" svg:y2="12.245cm" draw:start-shape="id58" draw:start-glue-point="6" draw:end-shape="id59" draw:end-glue-point="4" svg:d="M19129 11180v406h-4503v659" svg:viewBox="0 0 4504 1066">
          <text:p/>
        </draw:connector>
        <draw:connector draw:style-name="gr8" draw:text-style-name="P2" draw:layer="layout" svg:x1="17.751cm" svg:y1="12.944cm" svg:x2="19.129cm" svg:y2="13.497cm" draw:start-shape="id59" draw:start-glue-point="7" draw:end-shape="id60" draw:end-glue-point="4" svg:d="M17751 12944h1378v553" svg:viewBox="0 0 1379 554">
          <text:p><text:span text:style-name="T1">Si</text:span></text:p>
        </draw:connector>
        <draw:connector draw:style-name="gr8" draw:text-style-name="P2" draw:layer="layout" svg:x1="14.626cm" svg:y1="6.569cm" svg:x2="14.626cm" svg:y2="8.708cm" draw:start-shape="id55" draw:start-glue-point="6" draw:end-shape="id57" draw:end-glue-point="4" svg:d="M14626 6569v2139" svg:viewBox="0 0 1 2140">
          <text:p><text:span text:style-name="T1"><text:s text:c="3"/></text:span><text:span text:style-name="T1">No</text:span></text:p>
        </draw:connector>
        <draw:connector draw:style-name="FLOW_20_Arrow" draw:text-style-name="P3" draw:layer="layout" svg:x1="19.129cm" svg:y1="7.622cm" svg:x2="14.626cm" svg:y2="8.708cm" draw:start-shape="id56" draw:start-glue-point="6" draw:end-shape="id57" draw:end-glue-point="4" svg:d="M19129 7622v543h-4503v543" svg:viewBox="0 0 4504 1087">
          <text:p/>
        </draw:connector>
        <draw:custom-shape draw:style-name="gr37" draw:text-style-name="P1" xml:id="id61" draw:id="id61" draw:layer="layout" svg:width="6.25cm" svg:height="1.397cm" svg:x="1.293cm" svg:y="21.697cm">
          <text:p text:style-name="P1"><text:span text:style-name="T1">Method == g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" xml:id="id62" draw:id="id62" draw:layer="layout" svg:width="5.416cm" svg:height="1.142cm" svg:x="5.622cm" svg:y="23.024cm">
          <text:p text:style-name="P2"><text:span text:style-name="T1">Publicar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7.543cm" svg:y1="22.396cm" svg:x2="8.33cm" svg:y2="23.024cm" draw:start-shape="id61" draw:start-glue-point="7" draw:end-shape="id62" draw:end-glue-point="4" svg:d="M7543 22396h787v628" svg:viewBox="0 0 788 629">
          <text:p><text:span text:style-name="T1">Si</text:span></text:p>
        </draw:connector>
        <draw:connector draw:style-name="gr8" draw:text-style-name="P2" draw:layer="layout" svg:x1="4.418cm" svg:y1="19.53cm" svg:x2="4.418cm" svg:y2="21.697cm" draw:start-shape="id51" draw:start-glue-point="6" draw:end-shape="id61" draw:end-glue-point="4" svg:d="M4418 19530v2167" svg:viewBox="0 0 1 2168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8.521cm" svg:y1="20.565cm" svg:x2="4.418cm" svg:y2="21.697cm" draw:start-shape="id52" draw:start-glue-point="6" draw:end-shape="id61" draw:end-glue-point="4" svg:d="M8521 20565v566h-4103v566" svg:viewBox="0 0 4104 1133">
          <text:p/>
        </draw:connector>
        <draw:custom-shape draw:style-name="gr37" draw:text-style-name="P1" xml:id="id63" draw:id="id63" draw:layer="layout" svg:width="6.25cm" svg:height="1.397cm" svg:x="1.293cm" svg:y="25.262cm">
          <text:p text:style-name="P1"><text:span text:style-name="T1">Method == g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64" draw:id="id64" draw:layer="layout" svg:width="4.599cm" svg:height="1.142cm" svg:x="6.193cm" svg:y="26.625cm">
          <text:p text:style-name="P2"><text:span text:style-name="T1">Publicar tiempo</text:span></text:p>
          <text:p text:style-name="P2"><text:span text:style-name="T1">entre consultas 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7.543cm" svg:y1="25.961cm" svg:x2="8.493cm" svg:y2="26.625cm" draw:start-shape="id63" draw:start-glue-point="7" draw:end-shape="id64" draw:end-glue-point="4" svg:d="M7543 25961h950v664" svg:viewBox="0 0 951 665">
          <text:p><text:span text:style-name="T1">Si</text:span></text:p>
        </draw:connector>
        <draw:connector draw:style-name="FLOW_20_Arrow" draw:text-style-name="P3" draw:layer="layout" svg:x1="4.418cm" svg:y1="23.094cm" svg:x2="4.418cm" svg:y2="25.262cm" draw:start-shape="id61" draw:start-glue-point="6" draw:end-shape="id63" draw:end-glue-point="4" svg:d="M4418 23094v2168" svg:viewBox="0 0 1 2169">
          <text:p/>
        </draw:connector>
        <draw:custom-shape draw:style-name="gr37" draw:text-style-name="P1" xml:id="id65" draw:id="id65" draw:layer="layout" svg:width="6.25cm" svg:height="1.397cm" svg:x="11.501cm" svg:y="15.7cm">
          <text:p text:style-name="P1"><text:span text:style-name="T1">Method == s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" xml:id="id66" draw:id="id66" draw:layer="layout" svg:width="5.416cm" svg:height="1.142cm" svg:x="16.864cm" svg:y="16.963cm">
          <text:p text:style-name="P2"><text:span text:style-name="T1">Setear nueva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7.751cm" svg:y1="16.399cm" svg:x2="19.572cm" svg:y2="16.963cm" draw:start-shape="id65" draw:start-glue-point="7" draw:end-shape="id66" draw:end-glue-point="4" svg:d="M17751 16399h1821v564" svg:viewBox="0 0 1822 565">
          <text:p><text:span text:style-name="T1">Si</text:span></text:p>
        </draw:connector>
        <draw:custom-shape draw:style-name="gr37" draw:text-style-name="P1" xml:id="id67" draw:id="id67" draw:layer="layout" svg:width="6.25cm" svg:height="1.397cm" svg:x="11.501cm" svg:y="25.301cm">
          <text:p text:style-name="P1"><text:span text:style-name="T1">Method == s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68" draw:id="id68" draw:layer="layout" svg:width="4.599cm" svg:height="1.142cm" svg:x="16.902cm" svg:y="26.664cm">
          <text:p text:style-name="P2"><text:span text:style-name="T1">Setear tiempo</text:span></text:p>
          <text:p text:style-name="P2"><text:span text:style-name="T1">entre consul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7.751cm" svg:y1="26cm" svg:x2="19.202cm" svg:y2="26.664cm" draw:start-shape="id67" draw:start-glue-point="7" draw:end-shape="id68" draw:end-glue-point="4" svg:d="M17751 26000h1451v664" svg:viewBox="0 0 1452 665">
          <text:p><text:span text:style-name="T1">Si</text:span></text:p>
        </draw:connector>
        <draw:connector draw:style-name="gr8" draw:text-style-name="P2" draw:layer="layout" svg:x1="14.626cm" svg:y1="17.097cm" svg:x2="14.626cm" svg:y2="25.301cm" draw:start-shape="id65" draw:start-glue-point="6" draw:end-shape="id67" draw:end-glue-point="4" svg:d="M14626 17097v8204" svg:viewBox="0 0 1 8205">
          <text:p><text:span text:style-name="T1"><text:s text:c="3"/></text:span><text:span text:style-name="T1">No</text:span></text:p>
        </draw:connector>
        <draw:connector draw:style-name="gr8" draw:text-style-name="P2" draw:layer="layout" svg:x1="14.626cm" svg:y1="13.642cm" svg:x2="14.626cm" svg:y2="15.7cm" draw:start-shape="id59" draw:start-glue-point="6" draw:end-shape="id65" draw:end-glue-point="4" svg:d="M14626 13642v2058" svg:viewBox="0 0 1 2059">
          <text:p><text:span text:style-name="T1"><text:s text:c="3"/></text:span><text:span text:style-name="T1">No</text:span></text:p>
        </draw:connector>
        <draw:connector draw:style-name="FLOW_20_Arrow" draw:text-style-name="P3" draw:layer="layout" svg:x1="19.129cm" svg:y1="14.639cm" svg:x2="14.626cm" svg:y2="15.7cm" draw:start-shape="id60" draw:start-glue-point="6" draw:end-shape="id65" draw:end-glue-point="4" svg:d="M19129 14639v531h-4503v530" svg:viewBox="0 0 4504 1062">
          <text:p/>
        </draw:connector>
        <draw:custom-shape draw:style-name="gr42" draw:text-style-name="P2" xml:id="id69" draw:id="id69" draw:layer="layout" svg:width="6.872cm" svg:height="1.142cm" svg:x="16.136cm" svg:y="19.464cm">
          <text:p text:style-name="P2"><text:span text:style-name="T1">Promediar muestras almacenad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2" xml:id="id70" draw:id="id70" draw:layer="layout" svg:width="5.416cm" svg:height="1.142cm" svg:x="16.864cm" svg:y="21.265cm">
          <text:p text:style-name="P2"><text:span text:style-name="T1">Borrar 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2" xml:id="id71" draw:id="id71" draw:layer="layout" svg:width="5.416cm" svg:height="1.142cm" svg:x="16.864cm" svg:y="23.066cm">
          <text:p text:style-name="P2"><text:span text:style-name="T1">Guardar promedio en </text:span></text:p>
          <text:p text:style-name="P2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9.572cm" svg:y1="18.105cm" svg:x2="19.572cm" svg:y2="19.464cm" draw:start-shape="id66" draw:start-glue-point="6" draw:end-shape="id69" draw:end-glue-point="4" svg:d="M19572 18105v1359" svg:viewBox="0 0 1 1360">
          <text:p/>
        </draw:connector>
        <draw:connector draw:style-name="FLOW_20_Arrow" draw:text-style-name="P3" draw:layer="layout" svg:x1="19.572cm" svg:y1="20.606cm" svg:x2="19.572cm" svg:y2="21.265cm" draw:start-shape="id69" draw:start-glue-point="6" draw:end-shape="id70" draw:end-glue-point="4" svg:d="M19572 20606v659" svg:viewBox="0 0 1 660">
          <text:p/>
        </draw:connector>
        <draw:connector draw:style-name="FLOW_20_Arrow" draw:text-style-name="P3" draw:layer="layout" svg:x1="19.572cm" svg:y1="22.407cm" svg:x2="19.572cm" svg:y2="23.066cm" draw:start-shape="id70" draw:start-glue-point="6" draw:end-shape="id71" draw:end-glue-point="4" svg:d="M19572 22407v659" svg:viewBox="0 0 1 660">
          <text:p/>
        </draw:connector>
        <draw:connector draw:style-name="FLOW_20_Arrow" draw:text-style-name="P3" draw:layer="layout" svg:x1="19.572cm" svg:y1="24.208cm" svg:x2="14.626cm" svg:y2="25.301cm" draw:start-shape="id71" draw:start-glue-point="6" draw:end-shape="id67" draw:end-glue-point="4" svg:d="M19572 24208v547h-4946v546" svg:viewBox="0 0 4947 1094">
          <text:p/>
        </draw:connector>
        <draw:connector draw:style-name="FLOW_20_Arrow" draw:text-style-name="P3" draw:layer="layout" svg:x1="8.33cm" svg:y1="24.166cm" svg:x2="4.418cm" svg:y2="25.262cm" draw:start-shape="id62" draw:start-glue-point="6" draw:end-shape="id63" draw:end-glue-point="4" svg:d="M8330 24166v548h-3912v548" svg:viewBox="0 0 3913 1097">
          <text:p/>
        </draw:connector>
        <draw:connector draw:style-name="gr43" draw:text-style-name="P2" draw:layer="layout" draw:line-skew="1.119cm 1.504cm" svg:x1="4.418cm" svg:y1="26.659cm" svg:x2="14.626cm" svg:y2="1.635cm" draw:start-shape="id63" draw:start-glue-point="6" draw:end-shape="id53" draw:end-glue-point="4" svg:d="M4418 26659v1646h6742v-27198h3466v528" svg:viewBox="0 0 10209 27199">
          <text:p><text:span text:style-name="T1"/></text:p>
        </draw:connector>
        <draw:custom-shape draw:style-name="gr36" draw:text-style-name="P1" xml:id="id74" draw:id="id74" draw:layer="layout" svg:width="4.599cm" svg:height="1.142cm" svg:x="2.119cm" svg:y="3.303cm">
          <text:p text:style-name="P1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2" xml:id="id72" draw:id="id72" draw:layer="layout" svg:width="5.615cm" svg:height="1.142cm" svg:x="11.782cm" svg:y="28.95cm">
          <text:p text:style-name="P2"><text:span text:style-name="T1">Escribir configuración en 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4.626cm" svg:y1="26.698cm" svg:x2="14.59cm" svg:y2="28.95cm" draw:start-shape="id67" draw:start-glue-point="6" draw:end-shape="id72" draw:end-glue-point="4" svg:d="M14626 26698v1126h-36v1126" svg:viewBox="0 0 37 2253">
          <text:p><text:span text:style-name="T1"><text:s text:c="3"/></text:span><text:span text:style-name="T1">No</text:span></text:p>
        </draw:connector>
        <draw:connector draw:style-name="FLOW_20_Arrow" draw:text-style-name="P3" draw:layer="layout" svg:x1="19.202cm" svg:y1="27.806cm" svg:x2="14.59cm" svg:y2="28.95cm" draw:start-shape="id68" draw:start-glue-point="6" draw:end-shape="id72" draw:end-glue-point="4" svg:d="M19202 27806v573h-4612v571" svg:viewBox="0 0 4613 1145">
          <text:p/>
        </draw:connector>
        <draw:custom-shape draw:style-name="gr45" draw:text-style-name="P2" xml:id="id76" draw:id="id76" draw:layer="layout" svg:width="6.858cm" svg:height="1.142cm" svg:x="11.16cm" svg:y="30.873cm">
          <text:p text:style-name="P2"><text:span text:style-name="T1">Publicar Configuración Actualiz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" xml:id="id77" draw:id="id77" draw:layer="layout" svg:width="4.064cm" svg:height="1.142cm" svg:x="12.548cm" svg:y="32.798cm">
          <text:p text:style-name="P2"><text:span text:style-name="T1">Des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4.419cm" svg:y1="2.732cm" svg:x2="4.419cm" svg:y2="3.303cm" draw:start-shape="id73" draw:start-glue-point="6" draw:end-shape="id74" draw:end-glue-point="4" svg:d="M4419 2732v571" svg:viewBox="0 0 1 572">
          <text:p/>
        </draw:connector>
        <draw:connector draw:style-name="FLOW_20_Arrow" draw:text-style-name="P3" draw:layer="layout" svg:x1="4.419cm" svg:y1="4.445cm" svg:x2="4.419cm" svg:y2="5.035cm" draw:start-shape="id74" draw:start-glue-point="6" draw:end-shape="id75" draw:end-glue-point="4" svg:d="M4419 4445v590" svg:viewBox="0 0 1 591">
          <text:p/>
        </draw:connector>
        <draw:connector draw:style-name="FLOW_20_Arrow" draw:text-style-name="P3" draw:layer="layout" svg:x1="4.419cm" svg:y1="6.812cm" svg:x2="4.418cm" svg:y2="7.439cm" draw:start-shape="id75" draw:start-glue-point="6" draw:end-shape="id45" draw:end-glue-point="4" svg:d="M4419 6812v313h-1v314" svg:viewBox="0 0 2 628">
          <text:p/>
        </draw:connector>
        <draw:connector draw:style-name="FLOW_20_Arrow" draw:text-style-name="P3" draw:layer="layout" svg:x1="14.59cm" svg:y1="30.092cm" svg:x2="14.589cm" svg:y2="30.873cm" draw:start-shape="id72" draw:start-glue-point="6" draw:end-shape="id76" draw:end-glue-point="4" svg:d="M14590 30092v391h-1v390" svg:viewBox="0 0 2 782">
          <text:p/>
        </draw:connector>
        <draw:connector draw:style-name="FLOW_20_Arrow" draw:text-style-name="P3" draw:layer="layout" svg:x1="14.589cm" svg:y1="32.015cm" svg:x2="14.58cm" svg:y2="32.798cm" draw:start-shape="id76" draw:start-glue-point="6" draw:end-shape="id77" draw:end-glue-point="4" svg:d="M14589 32015v392h-9v391" svg:viewBox="0 0 10 784">
          <text:p/>
        </draw:connector>
        <draw:custom-shape draw:style-name="gr35" draw:text-style-name="P2" xml:id="id78" draw:id="id78" draw:layer="layout" svg:width="4.447cm" svg:height="1.397cm" draw:transform="rotate (0.000174532925199433) translate (14.106cm 37.476cm)">
          <text:p text:style-name="P2"><text:span text:style-name="T1">Fin de subrutin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4.58cm" svg:y1="33.94cm" svg:x2="16.33cm" svg:y2="37.475cm" draw:start-shape="id77" draw:start-glue-point="6" draw:end-shape="id78" draw:end-glue-point="4" svg:d="M14580 33940v1768h1750v1767" svg:viewBox="0 0 1751 3536">
          <text:p/>
        </draw:connector>
        <draw:connector draw:style-name="FLOW_20_Arrow" draw:layer="layout" draw:line-skew="0cm 5.495cm" svg:x1="8.493cm" svg:y1="27.767cm" svg:x2="14.626cm" svg:y2="1.635cm" draw:start-shape="id64" draw:start-glue-point="6" draw:end-shape="id53" draw:end-glue-point="4" svg:d="M8493 27767v528h2667v-27188h3466v528" svg:viewBox="0 0 6134 27189">
          <text:p/>
        </draw:connector>
      </draw:page>
      <draw:page draw:name="page4" draw:style-name="dp1" draw:master-page-name="Default">
        <draw:custom-shape draw:style-name="gr47" draw:text-style-name="P11" xml:id="id80" draw:id="id80" draw:layer="layout" svg:width="3.683cm" svg:height="1.524cm" draw:transform="rotate (0.000174532925199433) translate (7.723cm 1.76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8" draw:text-style-name="P1" xml:id="id79" draw:id="id79" draw:layer="layout" svg:width="6.096cm" svg:height="1.651cm" svg:x="6.48cm" svg:y="4.81cm">
          <text:p text:style-name="P1"><text:span text:style-name="T1">Nuevo HTTP </text:span><text:span text:style-name="T1">Reque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2.576cm" svg:y1="5.636cm" svg:x2="9.528cm" svg:y2="4.81cm" draw:start-shape="id79" draw:start-glue-point="7" draw:end-shape="id79" draw:end-glue-point="4" svg:d="M12576 5636h528v-1354h-3576v528" svg:viewBox="0 0 3577 1355">
          <text:p text:style-name="P4">No</text:p>
        </draw:connector>
        <draw:connector draw:style-name="FLOW_20_Arrow" draw:layer="layout" svg:x1="9.564cm" svg:y1="3.286cm" svg:x2="9.528cm" svg:y2="4.81cm" draw:start-shape="id80" draw:start-glue-point="6" draw:end-shape="id79" draw:end-glue-point="4" svg:d="M9564 3286v762h-36v762" svg:viewBox="0 0 37 1525">
          <text:p/>
        </draw:connector>
        <draw:custom-shape draw:style-name="gr49" draw:text-style-name="P2" xml:id="id81" draw:id="id81" draw:layer="layout" svg:width="4.191cm" svg:height="1.016cm" svg:x="7.469cm" svg:y="7.604cm">
          <text:p text:style-name="P2"><text:span text:style-name="T1">P</text:span><text:span text:style-name="T1">ar</text:span><text:span text:style-name="T1">s</text:span><text:span text:style-name="T1">e</text:span><text:span text:style-name="T1">o </text:span><text:span text:style-name="T1">d</text:span><text:span text:style-name="T1">e </text:span><text:span text:style-name="T1">M</text:span><text:span text:style-name="T1">e</text:span><text:span text:style-name="T1">n</text:span><text:span text:style-name="T1">s</text:span><text:span text:style-name="T1">aj</text:span><text:span text:style-name="T1">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2" draw:id="id82" draw:layer="layout" svg:width="5.842cm" svg:height="5.334cm" svg:x="6.58cm" svg:y="9.255cm">
          <text:p text:style-name="P1"><text:span text:style-name="T1">Formato de </text:span></text:p>
          <text:p text:style-name="P1"><text:span text:style-name="T1">configuración valido?</text:span></text:p>
          <text:p text:style-name="P1"><text:span text:style-name="T1">wifi_ssid</text:span></text:p>
          <text:p text:style-name="P1"><text:span text:style-name="T1">wifi_pword</text:span></text:p>
          <text:p text:style-name="P1"><text:span text:style-name="T1">mqtt_url</text:span></text:p>
          <text:p text:style-name="P1"><text:span text:style-name="T1">mqtt_us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83" draw:id="id83" draw:layer="layout" svg:width="4.572cm" svg:height="1.397cm" svg:x="2.524cm" svg:y="13.192cm">
          <text:p text:style-name="P2"><text:span text:style-name="T1">Guardar </text:span><text:span text:style-name="T1">configuración </text:span></text:p>
          <text:p text:style-name="P2"><text:span text:style-name="T1">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" xml:id="id84" draw:id="id84" draw:layer="layout" svg:width="5.842cm" svg:height="1.27cm" svg:x="6.58cm" svg:y="16.494cm">
          <text:p text:style-name="P1"><text:span text:style-name="T1">Co</text:span><text:span text:style-name="T1">mm</text:span><text:span text:style-name="T1">and</text:span><text:span text:style-name="T1">==”</text:span><text:span text:style-name="T1">res</text:span><text:span text:style-name="T1">et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3" draw:layer="layout" svg:x1="9.528cm" svg:y1="6.461cm" svg:x2="9.565cm" svg:y2="7.604cm" draw:start-shape="id79" draw:start-glue-point="6" draw:end-shape="id81" draw:end-glue-point="4" svg:d="M9528 6461v572h37v571" svg:viewBox="0 0 38 1144">
          <text:p><text:s text:c="3"/>Si</text:p>
        </draw:connector>
        <draw:connector draw:style-name="gr8" draw:text-style-name="P13" draw:layer="layout" svg:x1="6.58cm" svg:y1="11.922cm" svg:x2="4.81cm" svg:y2="13.192cm" draw:start-shape="id82" draw:start-glue-point="5" draw:end-shape="id83" draw:end-glue-point="4" svg:d="M6580 11922h-1770v1270" svg:viewBox="0 0 1771 1271">
          <text:p>Si</text:p>
        </draw:connector>
        <draw:connector draw:style-name="gr8" draw:text-style-name="P13" draw:layer="layout" svg:x1="9.501cm" svg:y1="14.589cm" svg:x2="9.501cm" svg:y2="16.494cm" draw:start-shape="id82" draw:start-glue-point="6" draw:end-shape="id84" draw:end-glue-point="4" svg:d="M9501 14589v1905" svg:viewBox="0 0 1 1906">
          <text:p><text:s text:c="3"/>No</text:p>
        </draw:connector>
        <draw:connector draw:style-name="FLOW_20_Arrow" draw:layer="layout" svg:x1="4.81cm" svg:y1="14.589cm" svg:x2="9.501cm" svg:y2="16.494cm" draw:start-shape="id83" draw:start-glue-point="6" draw:end-shape="id84" draw:end-glue-point="4" svg:d="M4810 14589v953h4691v952" svg:viewBox="0 0 4692 1906">
          <text:p/>
        </draw:connector>
        <draw:connector draw:style-name="FLOW_20_Arrow" draw:layer="layout" svg:x1="9.565cm" svg:y1="8.62cm" svg:x2="9.501cm" svg:y2="9.255cm" draw:start-shape="id81" draw:start-glue-point="6" draw:end-shape="id82" draw:end-glue-point="4" svg:d="M9565 8620v318h-64v317" svg:viewBox="0 0 65 636">
          <text:p/>
        </draw:connector>
        <draw:custom-shape draw:style-name="gr51" draw:text-style-name="P2" xml:id="id85" draw:id="id85" draw:layer="layout" svg:width="4.572cm" svg:height="1.397cm" svg:x="7.215cm" svg:y="18.907cm">
          <text:p text:style-name="P2"><text:span text:style-name="T1">Leer configuración </text:span></text:p>
          <text:p text:style-name="P2"><text:span text:style-name="T1">de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9.501cm" svg:y1="17.764cm" svg:x2="9.501cm" svg:y2="18.907cm" draw:start-shape="id84" draw:start-glue-point="6" draw:end-shape="id85" draw:end-glue-point="4" svg:d="M9501 17764v1143" svg:viewBox="0 0 1 1144">
          <text:p><text:s text:c="3"/>Si</text:p>
        </draw:connector>
        <draw:custom-shape draw:style-name="gr53" draw:text-style-name="P1" xml:id="id86" draw:id="id86" draw:layer="layout" svg:width="5.842cm" svg:height="1.778cm" svg:x="17.11cm" svg:y="3.54cm">
          <text:p text:style-name="P1"><text:span text:style-name="T1">mqtt_user==”provision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draw:line-skew="0cm -0.749cm" svg:x1="9.501cm" svg:y1="20.304cm" svg:x2="20.031cm" svg:y2="3.54cm" draw:start-shape="id85" draw:start-glue-point="6" draw:end-shape="id86" draw:end-glue-point="4" svg:d="M9501 20304v527h4199v-17818h6331v527" svg:viewBox="0 0 10531 17819">
          <text:p/>
        </draw:connector>
        <draw:connector draw:style-name="gr6" draw:text-style-name="P14" draw:layer="layout" draw:line-skew="-3.683cm" svg:x1="6.58cm" svg:y1="17.129cm" svg:x2="9.528cm" svg:y2="4.81cm" draw:start-shape="id84" draw:start-glue-point="5" draw:end-shape="id79" draw:end-glue-point="4" svg:d="M6580 17129h-4310v-12847h7258v528" svg:viewBox="0 0 7259 12848">
          <text:p text:style-name="P6"><text:s text:c="23"/>No</text:p>
        </draw:connector>
        <draw:custom-shape draw:style-name="gr54" draw:text-style-name="P2" xml:id="id87" draw:id="id87" draw:layer="layout" svg:width="4.572cm" svg:height="0.762cm" svg:x="17.767cm" svg:y="6.08cm">
          <text:p text:style-name="P2"><text:span text:style-name="T1">C</text:span><text:span text:style-name="T1">on</text:span><text:span text:style-name="T1">ec</text:span><text:span text:style-name="T1">tar </text:span><text:span text:style-name="T1">W</text:span><text:span text:style-name="T1">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2" xml:id="id88" draw:id="id88" draw:layer="layout" svg:width="4.572cm" svg:height="1.143cm" svg:x="17.767cm" svg:y="7.477cm">
          <text:p text:style-name="P2"><text:span text:style-name="T1">Conectar MQTT con </text:span></text:p>
          <text:p text:style-name="P2"><text:span text:style-name="T1">user “provisio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2" xml:id="id89" draw:id="id89" draw:layer="layout" svg:width="4.572cm" svg:height="1.143cm" svg:x="17.767cm" svg:y="9.255cm">
          <text:p text:style-name="P2"><text:span text:style-name="T1">Subscribirse a Topic</text:span></text:p>
          <text:p text:style-name="P2"><text:span text:style-name="T1">"/provision/respons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20.031cm" svg:y1="5.318cm" svg:x2="20.053cm" svg:y2="6.08cm" draw:start-shape="id86" draw:start-glue-point="6" draw:end-shape="id87" draw:end-glue-point="4" svg:d="M20031 5318v382h22v380" svg:viewBox="0 0 23 763">
          <text:p><text:s text:c="3"/>Si</text:p>
        </draw:connector>
        <draw:connector draw:style-name="FLOW_20_Arrow" draw:layer="layout" svg:x1="20.053cm" svg:y1="6.842cm" svg:x2="20.053cm" svg:y2="7.477cm" draw:start-shape="id87" draw:start-glue-point="6" draw:end-shape="id88" draw:end-glue-point="4" svg:d="M20053 6842v635" svg:viewBox="0 0 1 636">
          <text:p/>
        </draw:connector>
        <draw:connector draw:style-name="FLOW_20_Arrow" draw:layer="layout" svg:x1="20.053cm" svg:y1="8.62cm" svg:x2="20.053cm" svg:y2="9.255cm" draw:start-shape="id88" draw:start-glue-point="6" draw:end-shape="id89" draw:end-glue-point="4" svg:d="M20053 8620v635" svg:viewBox="0 0 1 636">
          <text:p/>
        </draw:connector>
        <draw:custom-shape draw:style-name="gr56" draw:text-style-name="P2" xml:id="id90" draw:id="id90" draw:layer="layout" svg:width="4.953cm" svg:height="1.143cm" svg:x="17.491cm" svg:y="10.933cm">
          <text:p text:style-name="P2"><text:span text:style-name="T1">Leer Token de </text:span><text:span text:style-name="T1">provision </text:span></text:p>
          <text:p text:style-name="P2"><text:span text:style-name="T1">de conf_provision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2" xml:id="id91" draw:id="id91" draw:layer="layout" svg:width="4.953cm" svg:height="1.143cm" svg:x="17.513cm" svg:y="13.065cm">
          <text:p text:style-name="P2"><text:span text:style-name="T1">Publicar Device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9.968cm" svg:y1="12.076cm" svg:x2="19.99cm" svg:y2="13.065cm" draw:start-shape="id90" draw:start-glue-point="6" draw:end-shape="id91" draw:end-glue-point="4" svg:d="M19968 12076v494h22v495" svg:viewBox="0 0 23 990">
          <text:p/>
        </draw:connector>
        <draw:connector draw:style-name="FLOW_20_Arrow" draw:layer="layout" svg:x1="20.053cm" svg:y1="10.398cm" svg:x2="19.968cm" svg:y2="10.933cm" draw:start-shape="id89" draw:start-glue-point="6" draw:end-shape="id90" draw:end-glue-point="4" svg:d="M20053 10398v267h-85v268" svg:viewBox="0 0 86 536">
          <text:p/>
        </draw:connector>
        <draw:custom-shape draw:style-name="gr53" draw:text-style-name="P1" xml:id="id92" draw:id="id92" draw:layer="layout" svg:width="5.842cm" svg:height="1.778cm" svg:x="17.11cm" svg:y="14.97cm">
          <text:p text:style-name="P1"><text:span text:style-name="T1">Nuevo mensaje </text:span><text:span text:style-name="T1">MQT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19.99cm" svg:y1="14.208cm" svg:x2="20.031cm" svg:y2="14.97cm" draw:start-shape="id91" draw:start-glue-point="6" draw:end-shape="id92" draw:end-glue-point="4" svg:d="M19990 14208v381h41v381" svg:viewBox="0 0 42 763">
          <text:p/>
        </draw:connector>
        <draw:connector draw:style-name="FLOW_20_Arrow" draw:layer="layout" svg:x1="22.952cm" svg:y1="15.859cm" svg:x2="20.031cm" svg:y2="14.97cm" draw:start-shape="id92" draw:start-glue-point="7" draw:end-shape="id92" draw:end-glue-point="4" svg:d="M22952 15859h528v-1416h-3449v527" svg:viewBox="0 0 3450 1417">
          <text:p/>
        </draw:connector>
        <draw:custom-shape draw:style-name="gr53" draw:text-style-name="P1" xml:id="id93" draw:id="id93" draw:layer="layout" svg:width="5.842cm" svg:height="1.778cm" svg:x="17.237cm" svg:y="17.51cm">
          <text:p text:style-name="P1"><text:span text:style-name="T1">status==”SUCCESS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20.031cm" svg:y1="16.748cm" svg:x2="20.158cm" svg:y2="17.51cm" draw:start-shape="id92" draw:start-glue-point="6" draw:end-shape="id93" draw:end-glue-point="4" svg:d="M20031 16748v382h127v380" svg:viewBox="0 0 128 763">
          <text:p/>
        </draw:connector>
        <draw:custom-shape draw:style-name="gr56" draw:text-style-name="P2" xml:id="id94" draw:id="id94" draw:layer="layout" svg:width="4.953cm" svg:height="1.143cm" svg:x="20.812cm" svg:y="19.542cm">
          <text:p text:style-name="P2"><text:span text:style-name="T1">Guardar en </text:span><text:span text:style-name="T1">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23.079cm" svg:y1="18.399cm" svg:x2="23.289cm" svg:y2="19.542cm" draw:start-shape="id93" draw:start-glue-point="7" draw:end-shape="id94" draw:end-glue-point="4" svg:d="M23079 18399h210v1143" svg:viewBox="0 0 211 1144">
          <text:p/>
        </draw:connector>
        <draw:connector draw:style-name="FLOW_20_Arrow" draw:layer="layout" svg:x1="17.237cm" svg:y1="18.399cm" svg:x2="16.793cm" svg:y2="19.542cm" draw:start-shape="id93" draw:start-glue-point="5" draw:end-shape="id95" draw:end-glue-point="4" svg:d="M17237 18399h-444v1143" svg:viewBox="0 0 445 1144">
          <text:p/>
        </draw:connector>
        <draw:custom-shape draw:style-name="gr56" draw:text-style-name="P2" xml:id="id95" draw:id="id95" draw:layer="layout" svg:width="4.953cm" svg:height="1.143cm" svg:x="14.316cm" svg:y="19.542cm">
          <text:p text:style-name="P2"><text:span text:style-name="T1">Bor</text:span><text:span text:style-name="T1">rar </text:span><text:span text:style-name="T1">con</text:span><text:span text:style-name="T1">f_n</text:span><text:span text:style-name="T1">et.t</text:span><text:span text:style-name="T1">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96" draw:id="id96" draw:layer="layout" svg:width="2.794cm" svg:height="1.016cm" draw:transform="rotate (0.000174532925199433) translate (18.634cm 21.955cm)">
          <text:p text:style-name="P2"><text:span text:style-name="T1">R</text:span><text:span text:style-name="T1">es</text:span><text:span text:style-name="T1">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16.793cm" svg:y1="20.685cm" svg:x2="20.031cm" svg:y2="21.955cm" draw:start-shape="id95" draw:start-glue-point="6" draw:end-shape="id96" draw:end-glue-point="4" svg:d="M16793 20685v635h3238v635" svg:viewBox="0 0 3239 1271">
          <text:p/>
        </draw:connector>
        <draw:connector draw:style-name="FLOW_20_Arrow" draw:layer="layout" svg:x1="23.289cm" svg:y1="20.685cm" svg:x2="20.031cm" svg:y2="21.955cm" draw:start-shape="id94" draw:start-glue-point="6" draw:end-shape="id96" draw:end-glue-point="4" svg:d="M23289 20685v635h-3258v635" svg:viewBox="0 0 3259 1271">
          <text:p/>
        </draw:connector>
        <draw:connector draw:style-name="gr8" draw:text-style-name="P16" draw:layer="layout" draw:line-skew="3.301cm 8.191cm" svg:x1="22.952cm" svg:y1="4.429cm" svg:x2="20.031cm" svg:y2="21.955cm" draw:start-shape="id86" draw:start-glue-point="7" draw:end-shape="id96" draw:end-glue-point="4" svg:d="M22952 4429h3829v17399h-6750v127" svg:viewBox="0 0 6751 17527">
          <text:p text:style-name="P15"><text:s text:c="4"/>No</text:p>
        </draw:connector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24T16:17:09.311846721</dc:date>
    <meta:editing-duration>PT1H58M29S</meta:editing-duration>
    <meta:editing-cycles>19</meta:editing-cycles>
    <meta:generator>LibreOffice/6.4.7.2$Linux_X86_64 LibreOffice_project/40$Build-2</meta:generator>
    <meta:document-statistic meta:object-count="213"/>
  </office:meta>
</office:document-meta>
</file>